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39000002A1AC7EA91ABD6ABD4D.png" manifest:media-type="image/png"/>
  <manifest:file-entry manifest:full-path="Pictures/100000010000024700000181F3B3E012C6D2637A.png" manifest:media-type="image/png"/>
  <manifest:file-entry manifest:full-path="Pictures/1000000100000402000002D3CFA931D2079FA413.png" manifest:media-type="image/png"/>
  <manifest:file-entry manifest:full-path="Pictures/1000000100000402000002D3831A217032FA33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897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="Triangle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1.423cm"/>
      <style:paragraph-properties style:writing-mode="lr-tb"/>
    </style:style>
    <style:style style:name="gr5" style:family="graphic" style:parent-style-name="standard">
      <style:graphic-properties draw:stroke="none" draw:fill="none" fo:min-height="0.6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fo:min-height="3.319cm"/>
      <style:paragraph-properties style:writing-mode="lr-tb"/>
    </style:style>
    <style:style style:name="gr8" style:family="graphic" style:parent-style-name="standard">
      <style:graphic-properties draw:stroke="none" draw:fill="none" fo:min-height="2.371cm"/>
      <style:paragraph-properties style:writing-mode="lr-tb"/>
    </style:style>
    <style:style style:name="gr9" style:family="graphic" style:parent-style-name="standard">
      <style:graphic-properties draw:stroke="none" draw:fill="none" fo:min-height="0.602cm"/>
      <style:paragraph-properties style:writing-mode="lr-tb"/>
    </style:style>
    <style:style style:name="gr10" style:family="graphic" style:parent-style-name="standard">
      <style:graphic-properties draw:stroke="none" draw:fill="none" fo:min-height="0.4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style:writing-mode="lr-tb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285cm" svg:height="10.771cm" svg:x="6.3cm" svg:y="2.029cm">
          <draw:image xlink:href="Pictures/1000000100000402000002D3831A217032FA33E8.png" xlink:type="simple" xlink:show="embed" xlink:actuate="onLoad" draw:mime-type="image/png">
            <text:p/>
          </draw:image>
        </draw:frame>
        <draw:frame draw:style-name="gr2" draw:text-style-name="P2" draw:layer="layout" svg:width="10.5cm" svg:height="2.147cm" svg:x="10.3cm" svg:y="13.8cm">
          <draw:text-box>
            <text:p><text:span text:style-name="T1">Boisbriand-DerrièreLesFoufounes-1</text:span></text:p>
            <text:p><text:span text:style-name="T1">K6A</text:span></text:p>
            <text:p><text:span text:style-name="T1"/></text:p>
          </draw:text-box>
        </draw:frame>
        <draw:line draw:style-name="gr3" draw:text-style-name="P3" draw:layer="layout" svg:x1="5.3cm" svg:y1="11.7cm" svg:x2="9.6cm" svg:y2="11.8cm">
          <text:p/>
        </draw:line>
        <draw:frame draw:style-name="gr4" draw:text-style-name="P2" draw:layer="layout" svg:width="2.5cm" svg:height="1.673cm" svg:x="2.5cm" svg:y="11.3cm">
          <draw:text-box>
            <text:p><text:span text:style-name="T1">Piece 3</text:span></text:p>
            <text:p><text:span text:style-name="T1">K6A ???</text:span></text:p>
            <text:p><text:span text:style-name="T1"/></text:p>
          </draw:text-box>
        </draw:frame>
        <draw:line draw:style-name="gr3" draw:text-style-name="P3" draw:layer="layout" svg:x1="5.302cm" svg:y1="7.995cm" svg:x2="11.1cm" svg:y2="5.3cm">
          <text:p/>
        </draw:line>
        <draw:frame draw:style-name="gr5" draw:text-style-name="P2" draw:layer="layout" svg:width="2.1cm" svg:height="1.199cm" svg:x="3.402cm" svg:y="7.595cm">
          <draw:text-box>
            <text:p><text:span text:style-name="T1">Piece 1</text:span></text:p>
            <text:p><text:span text:style-name="T1"/></text:p>
          </draw:text-box>
        </draw:frame>
        <draw:line draw:style-name="gr3" draw:text-style-name="P3" draw:layer="layout" svg:x1="23.725cm" svg:y1="3.819cm" svg:x2="18.9cm" svg:y2="3.8cm">
          <text:p/>
        </draw:line>
        <draw:line draw:style-name="gr3" draw:text-style-name="P3" draw:layer="layout" svg:x1="23.6cm" svg:y1="8.8cm" svg:x2="13.1cm" svg:y2="8.8cm">
          <text:p/>
        </draw:line>
        <draw:frame draw:style-name="gr4" draw:text-style-name="P2" draw:layer="layout" svg:width="2.5cm" svg:height="1.673cm" svg:x="23.7cm" svg:y="8.2cm">
          <draw:text-box>
            <text:p><text:span text:style-name="T1">Piece 5 Saer</text:span></text:p>
            <text:p><text:span text:style-name="T1"/></text:p>
          </draw:text-box>
        </draw:frame>
        <draw:line draw:style-name="gr3" draw:text-style-name="P3" draw:layer="layout" svg:x1="5.302cm" svg:y1="9.995cm" svg:x2="7.6cm" svg:y2="9.8cm">
          <text:p/>
        </draw:line>
        <draw:frame draw:style-name="gr5" draw:text-style-name="P2" draw:layer="layout" svg:width="2.1cm" svg:height="1.199cm" svg:x="3.402cm" svg:y="9.595cm">
          <draw:text-box>
            <text:p><text:span text:style-name="T1">Piece 2</text:span></text:p>
            <text:p><text:span text:style-name="T1"/></text:p>
          </draw:text-box>
        </draw:frame>
        <draw:frame draw:style-name="gr4" draw:text-style-name="P2" draw:layer="layout" svg:width="2.3cm" svg:height="1.673cm" svg:x="24cm" svg:y="3.3cm">
          <draw:text-box>
            <text:p><text:span text:style-name="T1">Piece 4</text:span></text:p>
            <text:p><text:span text:style-name="T1"/></text:p>
          </draw:text-box>
        </draw:frame>
        <presentation:notes draw:style-name="dp1">
          <draw:page-thumbnail draw:style-name="gr6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5.135cm" svg:height="10.666cm" svg:x="6.565cm" svg:y="0.7cm">
          <draw:image xlink:href="Pictures/1000000100000402000002D3CFA931D2079FA413.png" xlink:type="simple" xlink:show="embed" xlink:actuate="onLoad" draw:mime-type="image/png">
            <text:p/>
          </draw:image>
        </draw:frame>
        <draw:frame draw:style-name="gr2" draw:text-style-name="P2" draw:layer="layout" svg:width="10.5cm" svg:height="2.147cm" svg:x="10.5cm" svg:y="12.3cm">
          <draw:text-box>
            <text:p><text:span text:style-name="T1">Boisbriand-DerrièreLesFoufounes-1</text:span></text:p>
            <text:p><text:span text:style-name="T1">K6A</text:span></text:p>
            <text:p><text:span text:style-name="T1"/></text:p>
          </draw:text-box>
        </draw:frame>
        <draw:line draw:style-name="gr3" draw:text-style-name="P3" draw:layer="layout" svg:x1="3.5cm" svg:y1="5.5cm" svg:x2="11.5cm" svg:y2="3.5cm">
          <text:p/>
        </draw:line>
        <draw:frame draw:style-name="gr7" draw:text-style-name="P2" draw:layer="layout" svg:width="5cm" svg:height="3.569cm" svg:x="1.8cm" svg:y="5.5cm">
          <draw:text-box>
            <text:p><text:span text:style-name="T1">Piece 7: Serak</text:span></text:p>
            <text:p><text:span text:style-name="T1">https://www.instagram.com/serak_k6a_kg/</text:span></text:p>
            <text:p><text:span text:style-name="T1"/></text:p>
            <text:p><text:span text:style-name="T1"/></text:p>
          </draw:text-box>
        </draw:frame>
        <draw:line draw:style-name="gr3" draw:text-style-name="P3" draw:layer="layout" svg:x1="22.6cm" svg:y1="7.4cm" svg:x2="17.5cm" svg:y2="7.4cm">
          <text:p/>
        </draw:line>
        <draw:frame draw:style-name="gr8" draw:text-style-name="P2" draw:layer="layout" svg:width="5.3cm" svg:height="2.621cm" svg:x="22.6cm" svg:y="7.003cm">
          <draw:text-box>
            <text:p><text:span text:style-name="T1">Piece 8: Fleo</text:span></text:p>
            <text:p><text:span text:style-name="T1">https://www.instagram.com/p/CDC5_Ein6bt/</text:span></text:p>
            <text:p><text:span text:style-name="T1"/></text:p>
          </draw:text-box>
        </draw:frame>
        <presentation:notes draw:style-name="dp1">
          <draw:page-thumbnail draw:style-name="gr6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9" draw:text-style-name="P2" draw:layer="layout" svg:width="5cm" svg:height="0.852cm" svg:x="18.8cm" svg:y="14.148cm">
          <draw:text-box>
            <text:p><text:span text:style-name="T1">Rue Saint-Dominique</text:span></text:p>
          </draw:text-box>
        </draw:frame>
        <draw:frame draw:style-name="gr10" draw:text-style-name="P2" draw:layer="layout" svg:width="3.7cm" svg:height="1.199cm" svg:x="19.5cm" svg:y="13.6cm">
          <draw:text-box>
            <text:p><text:span text:style-name="T1">Murale 2: ???</text:span></text:p>
            <text:p><text:span text:style-name="T1"/></text:p>
          </draw:text-box>
        </draw:frame>
        <draw:frame draw:style-name="gr1" draw:text-style-name="P1" draw:layer="layout" svg:width="5.833cm" svg:height="12.545cm" svg:x="18.067cm" svg:y="0.756cm">
          <draw:image xlink:href="Pictures/1000000100000139000002A1AC7EA91ABD6ABD4D.png" xlink:type="simple" xlink:show="embed" xlink:actuate="onLoad" draw:mime-type="image/png">
            <text:p/>
          </draw:image>
        </draw:frame>
        <draw:frame draw:style-name="gr8" draw:text-style-name="P2" draw:layer="layout" svg:width="6cm" svg:height="2.621cm" svg:x="7cm" svg:y="8.379cm">
          <draw:text-box>
            <text:p><text:span text:style-name="T1">Murale 1: ???</text:span></text:p>
            <text:p><text:span text:style-name="T1"/></text:p>
            <text:p><text:span text:style-name="T1"/></text:p>
          </draw:text-box>
        </draw:frame>
        <draw:frame draw:style-name="gr1" draw:text-style-name="P1" draw:layer="layout" svg:width="6.815cm" svg:height="4.5cm" svg:x="4.885cm" svg:y="1.978cm">
          <draw:image xlink:href="Pictures/100000010000024700000181F3B3E012C6D2637A.png" xlink:type="simple" xlink:show="embed" xlink:actuate="onLoad" draw:mime-type="image/png">
            <text:p/>
          </draw:image>
        </draw:frame>
        <draw:frame draw:style-name="gr9" draw:text-style-name="P2" draw:layer="layout" svg:width="10.5cm" svg:height="1.199cm" svg:x="3.9cm" svg:y="9.002cm">
          <draw:text-box>
            <text:p><text:span text:style-name="T1">DeBullion-SaintCatherineEst-CôtéDesFoufounes</text:span></text:p>
            <text:p><text:span text:style-name="T1"/></text:p>
          </draw:text-box>
        </draw:frame>
        <presentation:notes draw:style-name="dp1">
          <draw:page-thumbnail draw:style-name="gr6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30T17:01:30.294241546</meta:creation-date>
    <dc:date>2024-08-31T20:01:38.764874946</dc:date>
    <meta:editing-duration>PT5H50M7S</meta:editing-duration>
    <meta:editing-cycles>72</meta:editing-cycles>
    <meta:generator>LibreOffice/7.3.7.2$Linux_X86_64 LibreOffice_project/30$Build-2</meta:generator>
    <meta:document-statistic meta:object-count="51"/>
  </office:meta>
</office:document-meta>
</file>